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draw:stroke="none" svg:stroke-color="#000000" draw:fill="none" draw:fill-color="#ffffff" fo:min-height="0.4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style:text-position="0% 100%"/>
    </style:style>
    <style:style style:name="P4" style:family="paragraph">
      <style:paragraph-properties fo:text-align="center"/>
      <style:text-properties style:text-position="0% 100%" fo:font-size="11pt" style:font-size-asian="11pt" style:font-size-complex="11pt"/>
    </style:style>
    <style:style style:name="P5" style:family="paragraph"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0% 100%" fo:font-size="11pt" style:font-size-asian="11pt" style:font-size-complex="11pt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.457cm" svg:height="1.458cm" svg:x="10.63cm" svg:y="2.221cm">
          <text:p text:style-name="P1"><text:span text:style-name="T1">SW1</text:span></text:p>
        </draw:rect>
        <draw:rect draw:style-name="gr1" draw:text-style-name="P2" draw:layer="layout" svg:width="3.857cm" svg:height="1.458cm" svg:x="6.787cm" svg:y="2.221cm">
          <text:p text:style-name="P1"><text:span text:style-name="T1">Response Data</text:span></text:p>
        </draw:rect>
        <draw:rect draw:style-name="gr1" draw:text-style-name="P4" draw:layer="layout" svg:width="1.457cm" svg:height="1.458cm" svg:x="12.044cm" svg:y="2.221cm">
          <text:p text:style-name="P3"><text:span text:style-name="T2">SW2</text:span></text:p>
        </draw:rect>
        <draw:custom-shape draw:style-name="gr2" draw:text-style-name="P1" draw:layer="layout" svg:width="0.9cm" svg:height="3.8cm" draw:transform="rotate (1.5707963267946) translate (6.8cm 4.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5" draw:layer="layout" svg:width="3.199cm" svg:height="0.7cm" svg:x="7.401cm" svg:y="4.8cm">
          <draw:text-box>
            <text:p><text:span text:style-name="T3">Body (optional)</text:span></text:p>
          </draw:text-box>
        </draw:frame>
        <draw:custom-shape draw:style-name="gr2" draw:text-style-name="P1" draw:layer="layout" svg:width="0.9cm" svg:height="2.899cm" draw:transform="rotate (1.5707963267946) translate (10.601cm 4.79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5" draw:layer="layout" svg:width="3.399cm" svg:height="0.701cm" svg:x="10.501cm" svg:y="4.799cm">
          <draw:text-box>
            <text:p><text:span text:style-name="T3">Trailer (require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2T18:58:36</meta:creation-date>
    <dc:date>2018-04-12T19:02:15</dc:date>
    <meta:editing-duration>PT3M40S</meta:editing-duration>
    <meta:editing-cycles>1</meta:editing-cycles>
    <meta:document-statistic meta:object-count="7"/>
    <meta:generator>OpenOffice/4.1.5$Unix OpenOffice.org_project/415m1$Build-9789</meta:generator>
  </office:meta>
</office:document-meta>
</file>